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8791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1.2772in"/>
    </style:style>
    <style:style style:name="co15" style:family="table-column">
      <style:table-column-properties fo:break-before="auto" style:column-width="0.9362in"/>
    </style:style>
    <style:style style:name="co16" style:family="table-column">
      <style:table-column-properties fo:break-before="auto" style:column-width="6.6772in"/>
    </style:style>
    <style:style style:name="co17" style:family="table-column">
      <style:table-column-properties fo:break-before="auto" style:column-width="0.889in"/>
    </style:style>
    <style:style style:name="co18" style:family="table-column">
      <style:table-column-properties fo:break-before="auto" style:column-width="0.7311in"/>
    </style:style>
    <style:style style:name="co19" style:family="table-column">
      <style:table-column-properties fo:break-before="auto" style:column-width="0.8866in"/>
    </style:style>
    <style:style style:name="co20" style:family="table-column">
      <style:table-column-properties fo:break-before="auto" style:column-width="1.0043in"/>
    </style:style>
    <style:style style:name="co21" style:family="table-column">
      <style:table-column-properties fo:break-before="auto" style:column-width="0.8091in"/>
    </style:style>
    <style:style style:name="co22" style:family="table-column">
      <style:table-column-properties fo:break-before="auto" style:column-width="0.8575in"/>
    </style:style>
    <style:style style:name="co23" style:family="table-column">
      <style:table-column-properties fo:break-before="auto" style:column-width="0.7799in"/>
    </style:style>
    <style:style style:name="co24" style:family="table-column">
      <style:table-column-properties fo:break-before="auto" style:column-width="0.8283in"/>
    </style:style>
    <style:style style:name="co25" style:family="table-column">
      <style:table-column-properties fo:break-before="auto" style:column-width="0.9846in"/>
    </style:style>
    <style:style style:name="co26" style:family="table-column">
      <style:table-column-properties fo:break-before="auto" style:column-width="0.702in"/>
    </style:style>
    <style:style style:name="co27" style:family="table-column">
      <style:table-column-properties fo:break-before="auto" style:column-width="1.07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number-style style:name="N4">
      <number:number number:decimal-places="2" number:min-decimal-places="2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7"/>
    <style:style style:name="ce7" style:family="table-cell" style:parent-style-name="Default" style:data-style-name="N125"/>
    <style:style style:name="ce4" style:family="table-cell" style:parent-style-name="Default" style:data-style-name="N125"/>
    <style:style style:name="ce9" style:family="table-cell" style:parent-style-name="Default" style:data-style-name="N2"/>
    <style:style style:name="ce10" style:family="table-cell" style:parent-style-name="Default" style:data-style-name="N2"/>
    <style:style style:name="ce12" style:family="table-cell" style:parent-style-name="Default" style:data-style-name="N136"/>
    <style:style style:name="ce13" style:family="table-cell" style:parent-style-name="Default" style:data-style-name="N4"/>
    <style:style style:name="ce14" style:family="table-cell" style:parent-style-name="Default" style:data-style-name="N137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model_table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4"/>
        <table:table-column table:style-name="co15" table:default-cell-style-name="ce10"/>
        <table:table-column table:style-name="co16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7" office:value-type="string" calcext:value-type="string">
            <text:p>hyper-kurtosis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4" table:style-name="Default" office:value-type="string" calcext:value-type="string">
            <text:p>---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LOOKUP([.A3];[$model_statistics.$A$2:.$A$100];[$model_statistics.$H$2:.$H$100])" office:value-type="string" office:string-value="" calcext:value-type="error">
            <text:p>#N/A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LOOKUP([.A4];[$model_statistics.$A$2:.$A$100];[$model_statistics.$H$2:.$H$100])" office:value-type="string" office:string-value="" calcext:value-type="error">
            <text:p>#N/A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LOOKUP([.A5];[$model_statistics.$A$2:.$A$100];[$model_statistics.$H$2:.$H$100])" office:value-type="string" office:string-value="" calcext:value-type="error">
            <text:p>#N/A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LOOKUP([.A6];[$model_statistics.$A$2:.$A$100];[$model_statistics.$H$2:.$H$100])" office:value-type="string" office:string-value="" calcext:value-type="error">
            <text:p>#N/A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LOOKUP([.A7];[$model_statistics.$A$2:.$A$100];[$model_statistics.$H$2:.$H$100])" office:value-type="string" office:string-value="" calcext:value-type="error">
            <text:p>#N/A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LOOKUP([.A8];[$model_statistics.$A$2:.$A$100];[$model_statistics.$H$2:.$H$100])" office:value-type="float" office:value="15.577" calcext:value-type="float">
            <text:p>15.6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LOOKUP([.A9];[$model_statistics.$A$2:.$A$100];[$model_statistics.$H$2:.$H$100])" office:value-type="float" office:value="1.04415" calcext:value-type="float">
            <text:p>1.0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LOOKUP([.A10];[$model_statistics.$A$2:.$A$100];[$model_statistics.$H$2:.$H$100])" office:value-type="float" office:value="1.63806" calcext:value-type="float">
            <text:p>1.6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LOOKUP([.A11];[$model_statistics.$A$2:.$A$100];[$model_statistics.$H$2:.$H$100])" office:value-type="float" office:value="0.740202" calcext:value-type="float">
            <text:p>0.7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LOOKUP([.A12];[$model_statistics.$A$2:.$A$100];[$model_statistics.$H$2:.$H$100])" office:value-type="float" office:value="1.53435" calcext:value-type="float">
            <text:p>1.5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LOOKUP([.A13];[$model_statistics.$A$2:.$A$100];[$model_statistics.$H$2:.$H$100])" office:value-type="string" office:string-value="" calcext:value-type="error">
            <text:p>#N/A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LOOKUP([.A14];[$model_statistics.$A$2:.$A$100];[$model_statistics.$H$2:.$H$100])" office:value-type="string" office:string-value="" calcext:value-type="error">
            <text:p>#N/A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LOOKUP([.A15];[$model_statistics.$A$2:.$A$100];[$model_statistics.$H$2:.$H$100])" office:value-type="float" office:value="13.1709" calcext:value-type="float">
            <text:p>13.2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LOOKUP([.A16];[$model_statistics.$A$2:.$A$100];[$model_statistics.$H$2:.$H$100])" office:value-type="string" office:string-value="" calcext:value-type="error">
            <text:p>#N/A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LOOKUP([.A17];[$model_statistics.$A$2:.$A$100];[$model_statistics.$H$2:.$H$100])" office:value-type="string" office:string-value="" calcext:value-type="error">
            <text:p>#N/A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LOOKUP([.A18];[$model_statistics.$A$2:.$A$100];[$model_statistics.$H$2:.$H$100])" office:value-type="float" office:value="45.2712" calcext:value-type="float">
            <text:p>45.3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LOOKUP([.A19];[$model_statistics.$A$2:.$A$100];[$model_statistics.$H$2:.$H$100])" office:value-type="string" office:string-value="" calcext:value-type="error">
            <text:p>#N/A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LOOKUP([.A20];[$model_statistics.$A$2:.$A$100];[$model_statistics.$H$2:.$H$100])" office:value-type="string" office:string-value="" calcext:value-type="error">
            <text:p>#N/A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LOOKUP([.A21];[$model_statistics.$A$2:.$A$100];[$model_statistics.$H$2:.$H$100])" office:value-type="string" office:string-value="" calcext:value-type="error">
            <text:p>#N/A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LOOKUP([.A22];[$model_statistics.$A$2:.$A$100];[$model_statistics.$H$2:.$H$100])" office:value-type="string" office:string-value="" calcext:value-type="error">
            <text:p>#N/A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LOOKUP([.A23];[$model_statistics.$A$2:.$A$100];[$model_statistics.$H$2:.$H$100])" office:value-type="string" office:string-value="" calcext:value-type="error">
            <text:p>#N/A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LOOKUP([.A24];[$model_statistics.$A$2:.$A$100];[$model_statistics.$H$2:.$H$100])" office:value-type="string" office:string-value="" calcext:value-type="error">
            <text:p>#N/A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LOOKUP([.A25];[$model_statistics.$A$2:.$A$100];[$model_statistics.$H$2:.$H$100])" office:value-type="string" office:string-value="" calcext:value-type="error">
            <text:p>#N/A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LOOKUP([.A26];[$model_statistics.$A$2:.$A$100];[$model_statistics.$H$2:.$H$100])" office:value-type="string" office:string-value="" calcext:value-type="error">
            <text:p>#N/A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LOOKUP([.A27];[$model_statistics.$A$2:.$A$100];[$model_statistics.$H$2:.$H$100])" office:value-type="string" office:string-value="" calcext:value-type="error">
            <text:p>#N/A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LOOKUP([.A28];[$model_statistics.$A$2:.$A$100];[$model_statistics.$H$2:.$H$100])" office:value-type="float" office:value="21.1641" calcext:value-type="float">
            <text:p>21.2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LOOKUP([.A29];[$model_statistics.$A$2:.$A$100];[$model_statistics.$H$2:.$H$100])" office:value-type="string" office:string-value="" calcext:value-type="error">
            <text:p>#N/A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LOOKUP([.A30];[$model_statistics.$A$2:.$A$100];[$model_statistics.$H$2:.$H$100])" office:value-type="string" office:string-value="" calcext:value-type="error">
            <text:p>#N/A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LOOKUP([.A31];[$model_statistics.$A$2:.$A$100];[$model_statistics.$H$2:.$H$100])" office:value-type="string" office:string-value="" calcext:value-type="error">
            <text:p>#N/A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LOOKUP([.A32];[$model_statistics.$A$2:.$A$100];[$model_statistics.$H$2:.$H$100])" office:value-type="float" office:value="24.4504" calcext:value-type="float">
            <text:p>24.5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LOOKUP([.A33];[$model_statistics.$A$2:.$A$100];[$model_statistics.$H$2:.$H$100])" office:value-type="float" office:value="30.8245" calcext:value-type="float">
            <text:p>30.8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LOOKUP([.A34];[$model_statistics.$A$2:.$A$100];[$model_statistics.$H$2:.$H$100])" office:value-type="float" office:value="12.4878" calcext:value-type="float">
            <text:p>12.5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LOOKUP([.A35];[$model_statistics.$A$2:.$A$100];[$model_statistics.$H$2:.$H$100])" office:value-type="float" office:value="134.496" calcext:value-type="float">
            <text:p>134.5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LOOKUP([.A36];[$model_statistics.$A$2:.$A$100];[$model_statistics.$H$2:.$H$100])" office:value-type="float" office:value="114.568" calcext:value-type="float">
            <text:p>114.6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LOOKUP([.A37];[$model_statistics.$A$2:.$A$100];[$model_statistics.$H$2:.$H$100])" office:value-type="float" office:value="152.269" calcext:value-type="float">
            <text:p>152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LOOKUP([.A38];[$model_statistics.$A$2:.$A$100];[$model_statistics.$H$2:.$H$100])" office:value-type="float" office:value="16.8889" calcext:value-type="float">
            <text:p>16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LOOKUP([.A39];[$model_statistics.$A$2:.$A$100];[$model_statistics.$H$2:.$H$100])" office:value-type="float" office:value="22.0019" calcext:value-type="float">
            <text:p>22.0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LOOKUP([.A40];[$model_statistics.$A$2:.$A$100];[$model_statistics.$H$2:.$H$100])" office:value-type="float" office:value="12.2938" calcext:value-type="float">
            <text:p>12.3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LOOKUP([.A41];[$model_statistics.$A$2:.$A$100];[$model_statistics.$H$2:.$H$100])" office:value-type="float" office:value="12.7582" calcext:value-type="float">
            <text:p>12.8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LOOKUP([.A42];[$model_statistics.$A$2:.$A$100];[$model_statistics.$H$2:.$H$100])" office:value-type="float" office:value="17.8254" calcext:value-type="float">
            <text:p>17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LOOKUP([.A43];[$model_statistics.$A$2:.$A$100];[$model_statistics.$H$2:.$H$100])" office:value-type="float" office:value="15.885" calcext:value-type="float">
            <text:p>15.9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LOOKUP([.A44];[$model_statistics.$A$2:.$A$100];[$model_statistics.$H$2:.$H$100])" office:value-type="float" office:value="16.0815" calcext:value-type="float">
            <text:p>16.1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LOOKUP([.A45];[$model_statistics.$A$2:.$A$100];[$model_statistics.$H$2:.$H$100])" office:value-type="float" office:value="16.6501" calcext:value-type="float">
            <text:p>16.7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LOOKUP([.A46];[$model_statistics.$A$2:.$A$100];[$model_statistics.$H$2:.$H$100])" office:value-type="float" office:value="12.3044" calcext:value-type="float">
            <text:p>12.3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LOOKUP([.A47];[$model_statistics.$A$2:.$A$100];[$model_statistics.$H$2:.$H$100])" office:value-type="float" office:value="8.30271" calcext:value-type="float">
            <text:p>8.3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LOOKUP([.A48];[$model_statistics.$A$2:.$A$100];[$model_statistics.$H$2:.$H$100])" office:value-type="float" office:value="10.0287" calcext:value-type="float">
            <text:p>10.0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LOOKUP([.A49];[$model_statistics.$A$2:.$A$100];[$model_statistics.$H$2:.$H$100])" office:value-type="float" office:value="13.7997" calcext:value-type="float">
            <text:p>13.8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LOOKUP([.A50];[$model_statistics.$A$2:.$A$100];[$model_statistics.$H$2:.$H$100])" office:value-type="float" office:value="19.0916" calcext:value-type="float">
            <text:p>19.1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LOOKUP([.A51];[$model_statistics.$A$2:.$A$100];[$model_statistics.$H$2:.$H$100])" office:value-type="float" office:value="13.5217" calcext:value-type="float">
            <text:p>13.5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LOOKUP([.A52];[$model_statistics.$A$2:.$A$100];[$model_statistics.$H$2:.$H$100])" office:value-type="float" office:value="9.81549" calcext:value-type="float">
            <text:p>9.8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LOOKUP([.A53];[$model_statistics.$A$2:.$A$100];[$model_statistics.$H$2:.$H$100])" office:value-type="float" office:value="13.0706" calcext:value-type="float">
            <text:p>13.1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LOOKUP([.A54];[$model_statistics.$A$2:.$A$100];[$model_statistics.$H$2:.$H$100])" office:value-type="float" office:value="4.5129" calcext:value-type="float">
            <text:p>4.5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LOOKUP([.A55];[$model_statistics.$A$2:.$A$100];[$model_statistics.$H$2:.$H$100])" office:value-type="float" office:value="22.0728" calcext:value-type="float">
            <text:p>22.1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LOOKUP([.A56];[$model_statistics.$A$2:.$A$100];[$model_statistics.$H$2:.$H$100])" office:value-type="float" office:value="23.6141" calcext:value-type="float">
            <text:p>23.6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LOOKUP([.A57];[$model_statistics.$A$2:.$A$100];[$model_statistics.$H$2:.$H$100])" office:value-type="float" office:value="24.12" calcext:value-type="float">
            <text:p>24.1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LOOKUP([.A58];[$model_statistics.$A$2:.$A$100];[$model_statistics.$H$2:.$H$100])" office:value-type="float" office:value="18.2495" calcext:value-type="float">
            <text:p>18.2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LOOKUP([.A59];[$model_statistics.$A$2:.$A$100];[$model_statistics.$H$2:.$H$100])" office:value-type="float" office:value="1.1184" calcext:value-type="float">
            <text:p>1.1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LOOKUP([.A60];[$model_statistics.$A$2:.$A$100];[$model_statistics.$H$2:.$H$100])" office:value-type="float" office:value="1.18274" calcext:value-type="float">
            <text:p>1.2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LOOKUP([.A61];[$model_statistics.$A$2:.$A$100];[$model_statistics.$H$2:.$H$100])" office:value-type="float" office:value="2.37216" calcext:value-type="float">
            <text:p>2.4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LOOKUP([.A62];[$model_statistics.$A$2:.$A$100];[$model_statistics.$H$2:.$H$100])" office:value-type="float" office:value="3.45917" calcext:value-type="float">
            <text:p>3.5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LOOKUP([.A63];[$model_statistics.$A$2:.$A$100];[$model_statistics.$H$2:.$H$100])" office:value-type="float" office:value="1.8655" calcext:value-type="float">
            <text:p>1.9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LOOKUP([.A64];[$model_statistics.$A$2:.$A$100];[$model_statistics.$H$2:.$H$100])" office:value-type="float" office:value="1.02121" calcext:value-type="float">
            <text:p>1.0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LOOKUP([.A65];[$model_statistics.$A$2:.$A$100];[$model_statistics.$H$2:.$H$100])" office:value-type="float" office:value="2.49788" calcext:value-type="float">
            <text:p>2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LOOKUP([.A66];[$model_statistics.$A$2:.$A$100];[$model_statistics.$H$2:.$H$100])" office:value-type="float" office:value="8.32245" calcext:value-type="float">
            <text:p>8.3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5362" calcext:value-type="float">
            <text:p>15,362</text:p>
          </table:table-cell>
          <table:table-cell table:style-name="ce6" table:formula="of:=[.H67]/[.G67]*5000" office:value-type="float" office:value="1.02413333333333" calcext:value-type="float">
            <text:p>1.02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table:formula="of:=LOOKUP([.A67];[$model_statistics.$A$2:.$A$100];[$model_statistics.$H$2:.$H$100])" office:value-type="float" office:value="14.1148" calcext:value-type="float">
            <text:p>14.1</text:p>
          </table:table-cell>
          <table:table-cell table:formula="of:=EXP(LN([.H67])/[.J67])" office:value-type="float" office:value="2.46227900450819" calcext:value-type="float">
            <text:p>2.46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41235" calcext:value-type="float">
            <text:p>341,235</text:p>
          </table:table-cell>
          <table:table-cell table:style-name="ce6" table:formula="of:=[.H68]/[.G68]*200" office:value-type="float" office:value="0.90996" calcext:value-type="float">
            <text:p>0.910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table:formula="of:=LOOKUP([.A68];[$model_statistics.$A$2:.$A$100];[$model_statistics.$H$2:.$H$100])" office:value-type="float" office:value="10.4892" calcext:value-type="float">
            <text:p>10.5</text:p>
          </table:table-cell>
          <table:table-cell table:formula="of:=EXP(LN([.H68])/[.J68])" office:value-type="float" office:value="2.49476861428475" calcext:value-type="float">
            <text:p>2.49</text:p>
          </table:table-cell>
          <table:table-cell office:value-type="string" calcext:value-type="string">
            <text:p>30s unique, 12.0 min diagonal, 1.2 min entropy, no overflow, tile size 8x8, xmax 256, omax 20, bmax 60, threshold 200</text:p>
          </table:table-cell>
        </table:table-row>
        <table:table-row table:style-name="ro1">
          <table:table-cell office:value-type="string" calcext:value-type="string">
            <text:p>model08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5139" calcext:value-type="float">
            <text:p>5,139</text:p>
          </table:table-cell>
          <table:table-cell table:style-name="ce6" table:formula="of:=[.H69]/[.G69]*500" office:value-type="float" office:value="0.8565" calcext:value-type="float">
            <text:p>0.857</text:p>
          </table:table-cell>
          <table:table-cell office:value-type="float" office:value="9.59449" calcext:value-type="float">
            <text:p>9.6</text:p>
          </table:table-cell>
          <table:table-cell office:value-type="float" office:value="2.35058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00221306" calcext:value-type="float">
            <text:p>0.0</text:p>
          </table:table-cell>
          <table:table-cell office:value-type="float" office:value="-0.380135" calcext:value-type="float">
            <text:p>-0.4</text:p>
          </table:table-cell>
          <table:table-cell office:value-type="float" office:value="0.0880659" calcext:value-type="float">
            <text:p>0.1</text:p>
          </table:table-cell>
          <table:table-cell table:formula="of:=LOOKUP([.A69];[$model_statistics.$A$2:.$A$100];[$model_statistics.$H$2:.$H$100])" office:value-type="float" office:value="2.88679" calcext:value-type="float">
            <text:p>2.9</text:p>
          </table:table-cell>
          <table:table-cell table:formula="of:=EXP(LN([.H69])/[.J69])" office:value-type="float" office:value="2.43653047066353" calcext:value-type="float">
            <text:p>2.44</text:p>
          </table:table-cell>
          <table:table-cell office:value-type="string" calcext:value-type="string">
            <text:p>30s unique, 12.0 min diagonal, 1.2 min entropy, no overflow, underlying tile size 8x8, xmax 512, omax 20, bmax 60, threshold 500</text:p>
          </table:table-cell>
        </table:table-row>
        <table:table-row table:style-name="ro1">
          <table:table-cell office:value-type="string" calcext:value-type="string">
            <text:p>model08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7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976" calcext:value-type="float">
            <text:p>12,976</text:p>
          </table:table-cell>
          <table:table-cell table:style-name="ce6" table:formula="of:=[.H70]/[.G70]*200" office:value-type="float" office:value="0.865066666666666" calcext:value-type="float">
            <text:p>0.865</text:p>
          </table:table-cell>
          <table:table-cell office:value-type="float" office:value="10.3694" calcext:value-type="float">
            <text:p>10.4</text:p>
          </table:table-cell>
          <table:table-cell office:value-type="float" office:value="2.45757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.029027" calcext:value-type="float">
            <text:p>0.0</text:p>
          </table:table-cell>
          <table:table-cell office:value-type="float" office:value="-0.352635" calcext:value-type="float">
            <text:p>-0.4</text:p>
          </table:table-cell>
          <table:table-cell office:value-type="float" office:value="0.218492" calcext:value-type="float">
            <text:p>0.2</text:p>
          </table:table-cell>
          <table:table-cell table:formula="of:=LOOKUP([.A70];[$model_statistics.$A$2:.$A$100];[$model_statistics.$H$2:.$H$100])" office:value-type="float" office:value="3.20981" calcext:value-type="float">
            <text:p>3.2</text:p>
          </table:table-cell>
          <table:table-cell table:formula="of:=EXP(LN([.H70])/[.J70])" office:value-type="float" office:value="2.49265062494449" calcext:value-type="float">
            <text:p>2.4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</text:p>
          </table:table-cell>
        </table:table-row>
        <table:table-row table:style-name="ro1">
          <table:table-cell office:value-type="string" calcext:value-type="string">
            <text:p>model08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 level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4731" calcext:value-type="float">
            <text:p>24,731</text:p>
          </table:table-cell>
          <table:table-cell table:style-name="ce6" table:formula="of:=[.H71]/[.G71]*200" office:value-type="float" office:value="1.64873278375574" calcext:value-type="float">
            <text:p>1.649</text:p>
          </table:table-cell>
          <table:table-cell office:value-type="float" office:value="15.8303" calcext:value-type="float">
            <text:p>15.8</text:p>
          </table:table-cell>
          <table:table-cell office:value-type="float" office:value="3.09595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273364" calcext:value-type="float">
            <text:p>-0.3</text:p>
          </table:table-cell>
          <table:table-cell office:value-type="float" office:value="0.231408" calcext:value-type="float">
            <text:p>0.2</text:p>
          </table:table-cell>
          <table:table-cell office:value-type="float" office:value="-2.92203" calcext:value-type="float">
            <text:p>-2.9</text:p>
          </table:table-cell>
          <table:table-cell table:formula="of:=LOOKUP([.A71];[$model_statistics.$A$2:.$A$100];[$model_statistics.$H$2:.$H$100])" office:value-type="float" office:value="11.5375" calcext:value-type="float">
            <text:p>11.5</text:p>
          </table:table-cell>
          <table:table-cell table:formula="of:=EXP(LN([.H71])/[.J71])" office:value-type="float" office:value="1.8946153980459" calcext:value-type="float">
            <text:p>1.8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</text:p>
          </table:table-cell>
        </table:table-row>
        <table:table-row table:style-name="ro1">
          <table:table-cell office:value-type="string" calcext:value-type="string">
            <text:p>model09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 level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2999999" calcext:value-type="float">
            <text:p>2,999,999</text:p>
          </table:table-cell>
          <table:table-cell office:value-type="float" office:value="25488" calcext:value-type="float">
            <text:p>25,488</text:p>
          </table:table-cell>
          <table:table-cell table:style-name="ce6" table:formula="of:=[.H72]/[.G72]*200" office:value-type="float" office:value="1.69920056640019" calcext:value-type="float">
            <text:p>1.699</text:p>
          </table:table-cell>
          <table:table-cell office:value-type="float" office:value="16.1025" calcext:value-type="float">
            <text:p>16.1</text:p>
          </table:table-cell>
          <table:table-cell office:value-type="float" office:value="2.84006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float" office:value="-0.429136" calcext:value-type="float">
            <text:p>-0.4</text:p>
          </table:table-cell>
          <table:table-cell office:value-type="float" office:value="0.435141" calcext:value-type="float">
            <text:p>0.4</text:p>
          </table:table-cell>
          <table:table-cell office:value-type="float" office:value="-4.62141" calcext:value-type="float">
            <text:p>-4.6</text:p>
          </table:table-cell>
          <table:table-cell table:formula="of:=LOOKUP([.A72];[$model_statistics.$A$2:.$A$100];[$model_statistics.$H$2:.$H$100])" office:value-type="float" office:value="15.8038" calcext:value-type="float">
            <text:p>15.8</text:p>
          </table:table-cell>
          <table:table-cell table:formula="of:=EXP(LN([.H72])/[.J72])" office:value-type="float" office:value="1.87777243588154" calcext:value-type="float">
            <text:p>1.88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</text:p>
          </table:table-cell>
        </table:table-row>
        <table:table-row table:style-name="ro1">
          <table:table-cell office:value-type="string" calcext:value-type="string">
            <text:p>model09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size-potential scanned actual-potential level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15000012" calcext:value-type="float">
            <text:p>15,000,012</text:p>
          </table:table-cell>
          <table:table-cell office:value-type="float" office:value="61247" calcext:value-type="float">
            <text:p>61,247</text:p>
          </table:table-cell>
          <table:table-cell table:style-name="ce6" table:formula="of:=[.H73]/[.G73]*200" office:value-type="float" office:value="0.816626013365856" calcext:value-type="float">
            <text:p>0.817</text:p>
          </table:table-cell>
          <table:table-cell office:value-type="float" office:value="11.8572" calcext:value-type="float">
            <text:p>11.9</text:p>
          </table:table-cell>
          <table:table-cell office:value-type="float" office:value="2.73496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0841372" calcext:value-type="float">
            <text:p>0.1</text:p>
          </table:table-cell>
          <table:table-cell office:value-type="float" office:value="-0.248158" calcext:value-type="float">
            <text:p>-0.2</text:p>
          </table:table-cell>
          <table:table-cell office:value-type="float" office:value="0.668624" calcext:value-type="float">
            <text:p>0.7</text:p>
          </table:table-cell>
          <table:table-cell office:value-type="float" office:value="4.08507" calcext:value-type="float">
            <text:p>4.1</text:p>
          </table:table-cell>
          <table:table-cell table:formula="of:=EXP(LN([.H73])/[.J73])" office:value-type="float" office:value="2.53354194880345" calcext:value-type="float">
            <text:p>2.53</text:p>
          </table:table-cell>
          <table:table-cell office:value-type="string" calcext:value-type="string">
            <text:p>initial random model 88, structure 6, 30s unique, 12.0 min diagonal, 2.1 min entropy, no overflow, underlying tile size 8x8, xmax 256, omax 20, bmax 60</text:p>
          </table:table-cell>
        </table:table-row>
        <table:table-row table:style-name="ro1" table:number-rows-repeated="1048502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model_statistics" table:style-name="ta1">
        <table:table-column table:style-name="co18" table:default-cell-style-name="Default"/>
        <table:table-column table:style-name="co19" table:default-cell-style-name="ce12"/>
        <table:table-column table:style-name="co20" table:default-cell-style-name="ce12"/>
        <table:table-column table:style-name="co21" table:default-cell-style-name="ce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26" table:default-cell-style-name="ce13"/>
        <table:table-column table:style-name="co27" table:default-cell-style-name="ce14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mean length</text:p>
          </table:table-cell>
          <table:table-cell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office:value-type="string" calcext:value-type="string">
            <text:p>skew</text:p>
          </table:table-cell>
          <table:table-cell office:value-type="string" calcext:value-type="string">
            <text:p>kurtosis</text:p>
          </table:table-cell>
          <table:table-cell office:value-type="string" calcext:value-type="string">
            <text:p>hyperskew</text:p>
          </table:table-cell>
          <table:table-cell office:value-type="string" calcext:value-type="string">
            <text:p>hyperkurtosis</text:p>
          </table:table-cell>
          <table:table-cell office:value-type="string" calcext:value-type="string">
            <text:p>entropy</text:p>
          </table:table-cell>
          <table:table-cell office:value-type="string" calcext:value-type="string">
            <text:p>relativeEntropy</text:p>
          </table:table-cell>
        </table:table-row>
        <table:table-row table:style-name="ro1">
          <table:table-cell office:value-type="string" calcext:value-type="string">
            <text:p>model033</text:p>
          </table:table-cell>
          <table:table-cell office:value-type="float" office:value="15.3297" calcext:value-type="float">
            <text:p>15.3</text:p>
          </table:table-cell>
          <table:table-cell office:value-type="float" office:value="4.67248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office:value-type="float" office:value="1.30922" calcext:value-type="float">
            <text:p>1.3</text:p>
          </table:table-cell>
          <table:table-cell office:value-type="float" office:value="2.78361" calcext:value-type="float">
            <text:p>2.8</text:p>
          </table:table-cell>
          <table:table-cell office:value-type="float" office:value="15.6378" calcext:value-type="float">
            <text:p>15.6</text:p>
          </table:table-cell>
          <table:table-cell office:value-type="float" office:value="51.6066" calcext:value-type="float">
            <text:p>51.6</text:p>
          </table:table-cell>
          <table:table-cell office:value-type="float" office:value="0.361012" calcext:value-type="float">
            <text:p>0.36</text:p>
          </table:table-cell>
          <table:table-cell office:value-type="float" office:value="0.00176781" calcext:value-type="float">
            <text:p>0.0018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15.1661" calcext:value-type="float">
            <text:p>15.2</text:p>
          </table:table-cell>
          <table:table-cell office:value-type="float" office:value="4.40486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office:value-type="float" office:value="24.4504" calcext:value-type="float">
            <text:p>24.5</text:p>
          </table:table-cell>
          <table:table-cell office:value-type="float" office:value="0.36674" calcext:value-type="float">
            <text:p>0.37</text:p>
          </table:table-cell>
          <table:table-cell office:value-type="float" office:value="0.0015692" calcext:value-type="float">
            <text:p>0.0016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15.9227" calcext:value-type="float">
            <text:p>15.9</text:p>
          </table:table-cell>
          <table:table-cell office:value-type="float" office:value="3.49762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office:value-type="float" office:value="30.8245" calcext:value-type="float">
            <text:p>30.8</text:p>
          </table:table-cell>
          <table:table-cell office:value-type="float" office:value="0.340701" calcext:value-type="float">
            <text:p>0.34</text:p>
          </table:table-cell>
          <table:table-cell office:value-type="float" office:value="0.000274355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7.2012" calcext:value-type="float">
            <text:p>7.2</text:p>
          </table:table-cell>
          <table:table-cell office:value-type="float" office:value="1.99541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office:value-type="float" office:value="15.577" calcext:value-type="float">
            <text:p>15.6</text:p>
          </table:table-cell>
          <table:table-cell office:value-type="float" office:value="0.564608" calcext:value-type="float">
            <text:p>0.56</text:p>
          </table:table-cell>
          <table:table-cell office:value-type="float" office:value="0.0148691" calcext:value-type="float">
            <text:p>0.0149</text:p>
          </table:table-cell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12.6032" calcext:value-type="float">
            <text:p>12.6</text:p>
          </table:table-cell>
          <table:table-cell office:value-type="float" office:value="5.10577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office:value-type="float" office:value="12.4878" calcext:value-type="float">
            <text:p>12.5</text:p>
          </table:table-cell>
          <table:table-cell office:value-type="float" office:value="0.438406" calcext:value-type="float">
            <text:p>0.44</text:p>
          </table:table-cell>
          <table:table-cell office:value-type="float" office:value="0.00631998" calcext:value-type="float">
            <text:p>0.0063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9.03969" calcext:value-type="float">
            <text:p>9.0</text:p>
          </table:table-cell>
          <table:table-cell office:value-type="float" office:value="2.12513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office:value-type="float" office:value="13.1709" calcext:value-type="float">
            <text:p>13.2</text:p>
          </table:table-cell>
          <table:table-cell office:value-type="float" office:value="0.483408" calcext:value-type="float">
            <text:p>0.48</text:p>
          </table:table-cell>
          <table:table-cell office:value-type="float" office:value="0.01291" calcext:value-type="float">
            <text:p>0.0129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16.4177" calcext:value-type="float">
            <text:p>16.4</text:p>
          </table:table-cell>
          <table:table-cell office:value-type="float" office:value="5.40135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office:value-type="float" office:value="134.496" calcext:value-type="float">
            <text:p>134.5</text:p>
          </table:table-cell>
          <table:table-cell office:value-type="float" office:value="0.347186" calcext:value-type="float">
            <text:p>0.35</text:p>
          </table:table-cell>
          <table:table-cell office:value-type="float" office:value="0.00175941" calcext:value-type="float">
            <text:p>0.0018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17.7662" calcext:value-type="float">
            <text:p>17.8</text:p>
          </table:table-cell>
          <table:table-cell office:value-type="float" office:value="6.01157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office:value-type="float" office:value="114.568" calcext:value-type="float">
            <text:p>114.6</text:p>
          </table:table-cell>
          <table:table-cell office:value-type="float" office:value="0.329591" calcext:value-type="float">
            <text:p>0.33</text:p>
          </table:table-cell>
          <table:table-cell office:value-type="float" office:value="0.00256184" calcext:value-type="float">
            <text:p>0.0026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18.2962" calcext:value-type="float">
            <text:p>18.3</text:p>
          </table:table-cell>
          <table:table-cell office:value-type="float" office:value="6.61144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office:value-type="float" office:value="152.269" calcext:value-type="float">
            <text:p>152.3</text:p>
          </table:table-cell>
          <table:table-cell office:value-type="float" office:value="0.324172" calcext:value-type="float">
            <text:p>0.32</text:p>
          </table:table-cell>
          <table:table-cell office:value-type="float" office:value="0.00305469" calcext:value-type="float">
            <text:p>0.0031</text:p>
          </table:table-cell>
        </table:table-row>
        <table:table-row table:style-name="ro1">
          <table:table-cell office:value-type="string" calcext:value-type="string">
            <text:p>model042</text:p>
          </table:table-cell>
          <table:table-cell office:value-type="float" office:value="19.2669" calcext:value-type="float">
            <text:p>19.3</text:p>
          </table:table-cell>
          <table:table-cell office:value-type="float" office:value="4.73917" calcext:value-type="float">
            <text:p>4.7</text:p>
          </table:table-cell>
          <table:table-cell office:value-type="float" office:value="39" calcext:value-type="float">
            <text:p>39</text:p>
          </table:table-cell>
          <table:table-cell office:value-type="float" office:value="0.587085" calcext:value-type="float">
            <text:p>0.6</text:p>
          </table:table-cell>
          <table:table-cell office:value-type="float" office:value="0.637021" calcext:value-type="float">
            <text:p>0.6</text:p>
          </table:table-cell>
          <table:table-cell office:value-type="float" office:value="5.10393" calcext:value-type="float">
            <text:p>5.1</text:p>
          </table:table-cell>
          <table:table-cell office:value-type="float" office:value="15.5311" calcext:value-type="float">
            <text:p>15.5</text:p>
          </table:table-cell>
          <table:table-cell office:value-type="float" office:value="0.305997" calcext:value-type="float">
            <text:p>0.31</text:p>
          </table:table-cell>
          <table:table-cell office:value-type="float" office:value="0.00611346" calcext:value-type="float">
            <text:p>0.0061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20.2058" calcext:value-type="float">
            <text:p>20.2</text:p>
          </table:table-cell>
          <table:table-cell office:value-type="float" office:value="5.08845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office:value-type="float" office:value="16.8889" calcext:value-type="float">
            <text:p>16.9</text:p>
          </table:table-cell>
          <table:table-cell office:value-type="float" office:value="0.297248" calcext:value-type="float">
            <text:p>0.30</text:p>
          </table:table-cell>
          <table:table-cell office:value-type="float" office:value="0.00832566" calcext:value-type="float">
            <text:p>0.0083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16.8148" calcext:value-type="float">
            <text:p>16.8</text:p>
          </table:table-cell>
          <table:table-cell office:value-type="float" office:value="4.48833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office:value-type="float" office:value="22.0019" calcext:value-type="float">
            <text:p>22.0</text:p>
          </table:table-cell>
          <table:table-cell office:value-type="float" office:value="0.337949" calcext:value-type="float">
            <text:p>0.34</text:p>
          </table:table-cell>
          <table:table-cell office:value-type="float" office:value="0.00202306" calcext:value-type="float">
            <text:p>0.0020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15.856" calcext:value-type="float">
            <text:p>15.9</text:p>
          </table:table-cell>
          <table:table-cell office:value-type="float" office:value="3.06973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office:value-type="float" office:value="12.2938" calcext:value-type="float">
            <text:p>12.3</text:p>
          </table:table-cell>
          <table:table-cell office:value-type="float" office:value="0.333759" calcext:value-type="float">
            <text:p>0.33</text:p>
          </table:table-cell>
          <table:table-cell office:value-type="float" office:value="0.0000289139" calcext:value-type="float">
            <text:p>0.0000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18.9173" calcext:value-type="float">
            <text:p>18.9</text:p>
          </table:table-cell>
          <table:table-cell office:value-type="float" office:value="3.43071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office:value-type="float" office:value="12.7582" calcext:value-type="float">
            <text:p>12.8</text:p>
          </table:table-cell>
          <table:table-cell office:value-type="float" office:value="0.294807" calcext:value-type="float">
            <text:p>0.29</text:p>
          </table:table-cell>
          <table:table-cell office:value-type="float" office:value="0.00655884" calcext:value-type="float">
            <text:p>0.0066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16.7084" calcext:value-type="float">
            <text:p>16.7</text:p>
          </table:table-cell>
          <table:table-cell office:value-type="float" office:value="2.87266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office:value-type="float" office:value="17.8254" calcext:value-type="float">
            <text:p>17.8</text:p>
          </table:table-cell>
          <table:table-cell office:value-type="float" office:value="0.3157" calcext:value-type="float">
            <text:p>0.32</text:p>
          </table:table-cell>
          <table:table-cell office:value-type="float" office:value="0.000760753" calcext:value-type="float">
            <text:p>0.0008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15.2807" calcext:value-type="float">
            <text:p>15.3</text:p>
          </table:table-cell>
          <table:table-cell office:value-type="float" office:value="2.77706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office:value-type="float" office:value="15.885" calcext:value-type="float">
            <text:p>15.9</text:p>
          </table:table-cell>
          <table:table-cell office:value-type="float" office:value="0.336889" calcext:value-type="float">
            <text:p>0.34</text:p>
          </table:table-cell>
          <table:table-cell office:value-type="float" office:value="0.00069557" calcext:value-type="float">
            <text:p>0.0007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15.1173" calcext:value-type="float">
            <text:p>15.1</text:p>
          </table:table-cell>
          <table:table-cell office:value-type="float" office:value="2.94219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office:value-type="float" office:value="16.0815" calcext:value-type="float">
            <text:p>16.1</text:p>
          </table:table-cell>
          <table:table-cell office:value-type="float" office:value="0.343239" calcext:value-type="float">
            <text:p>0.34</text:p>
          </table:table-cell>
          <table:table-cell office:value-type="float" office:value="0.000660322" calcext:value-type="float">
            <text:p>0.0007</text:p>
          </table:table-cell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6.70086" calcext:value-type="float">
            <text:p>6.7</text:p>
          </table:table-cell>
          <table:table-cell office:value-type="float" office:value="1.6371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office:value-type="float" office:value="1.04415" calcext:value-type="float">
            <text:p>1.0</text:p>
          </table:table-cell>
          <table:table-cell office:value-type="float" office:value="0.566476" calcext:value-type="float">
            <text:p>0.57</text:p>
          </table:table-cell>
          <table:table-cell office:value-type="float" office:value="0.0168215" calcext:value-type="float">
            <text:p>0.0168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6.62178" calcext:value-type="float">
            <text:p>6.6</text:p>
          </table:table-cell>
          <table:table-cell office:value-type="float" office:value="1.58436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office:value-type="float" office:value="1.63806" calcext:value-type="float">
            <text:p>1.6</text:p>
          </table:table-cell>
          <table:table-cell office:value-type="float" office:value="0.567503" calcext:value-type="float">
            <text:p>0.57</text:p>
          </table:table-cell>
          <table:table-cell office:value-type="float" office:value="0.0171984" calcext:value-type="float">
            <text:p>0.0172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15.4762" calcext:value-type="float">
            <text:p>15.5</text:p>
          </table:table-cell>
          <table:table-cell office:value-type="float" office:value="2.90557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office:value-type="float" office:value="16.6501" calcext:value-type="float">
            <text:p>16.7</text:p>
          </table:table-cell>
          <table:table-cell office:value-type="float" office:value="0.336609" calcext:value-type="float">
            <text:p>0.34</text:p>
          </table:table-cell>
          <table:table-cell office:value-type="float" office:value="0.000255091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14.7936" calcext:value-type="float">
            <text:p>14.8</text:p>
          </table:table-cell>
          <table:table-cell office:value-type="float" office:value="2.921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office:value-type="float" office:value="12.3044" calcext:value-type="float">
            <text:p>12.3</text:p>
          </table:table-cell>
          <table:table-cell office:value-type="float" office:value="0.349591" calcext:value-type="float">
            <text:p>0.35</text:p>
          </table:table-cell>
          <table:table-cell office:value-type="float" office:value="0.00118284" calcext:value-type="float">
            <text:p>0.0012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19.7067" calcext:value-type="float">
            <text:p>19.7</text:p>
          </table:table-cell>
          <table:table-cell office:value-type="float" office:value="4.01717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office:value-type="float" office:value="8.30271" calcext:value-type="float">
            <text:p>8.3</text:p>
          </table:table-cell>
          <table:table-cell office:value-type="float" office:value="0.29292" calcext:value-type="float">
            <text:p>0.29</text:p>
          </table:table-cell>
          <table:table-cell office:value-type="float" office:value="0.00889488" calcext:value-type="float">
            <text:p>0.0089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15.4514" calcext:value-type="float">
            <text:p>15.5</text:p>
          </table:table-cell>
          <table:table-cell office:value-type="float" office:value="3.21902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office:value-type="float" office:value="10.0287" calcext:value-type="float">
            <text:p>10.0</text:p>
          </table:table-cell>
          <table:table-cell office:value-type="float" office:value="0.344373" calcext:value-type="float">
            <text:p>0.34</text:p>
          </table:table-cell>
          <table:table-cell office:value-type="float" office:value="0.000166283" calcext:value-type="float">
            <text:p>0.0002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15.431" calcext:value-type="float">
            <text:p>15.4</text:p>
          </table:table-cell>
          <table:table-cell office:value-type="float" office:value="2.97585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office:value-type="float" office:value="13.7997" calcext:value-type="float">
            <text:p>13.8</text:p>
          </table:table-cell>
          <table:table-cell office:value-type="float" office:value="0.338536" calcext:value-type="float">
            <text:p>0.34</text:p>
          </table:table-cell>
          <table:table-cell office:value-type="float" office:value="0.000314396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15.173" calcext:value-type="float">
            <text:p>15.2</text:p>
          </table:table-cell>
          <table:table-cell office:value-type="float" office:value="2.7713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office:value-type="float" office:value="19.0916" calcext:value-type="float">
            <text:p>19.1</text:p>
          </table:table-cell>
          <table:table-cell office:value-type="float" office:value="0.338271" calcext:value-type="float">
            <text:p>0.34</text:p>
          </table:table-cell>
          <table:table-cell office:value-type="float" office:value="0.000927485" calcext:value-type="float">
            <text:p>0.0009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16.0253" calcext:value-type="float">
            <text:p>16.0</text:p>
          </table:table-cell>
          <table:table-cell office:value-type="float" office:value="2.868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office:value-type="float" office:value="45.2712" calcext:value-type="float">
            <text:p>45.3</text:p>
          </table:table-cell>
          <table:table-cell office:value-type="float" office:value="0.321818" calcext:value-type="float">
            <text:p>0.32</text:p>
          </table:table-cell>
          <table:table-cell office:value-type="float" office:value="0.000619503" calcext:value-type="float">
            <text:p>0.0006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office:value-type="float" office:value="13.5217" calcext:value-type="float">
            <text:p>13.5</text:p>
          </table:table-cell>
          <table:table-cell office:value-type="float" office:value="0.350329" calcext:value-type="float">
            <text:p>0.35</text:p>
          </table:table-cell>
          <table:table-cell office:value-type="float" office:value="0.00189929" calcext:value-type="float">
            <text:p>0.0019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office:value-type="float" office:value="9.81549" calcext:value-type="float">
            <text:p>9.8</text:p>
          </table:table-cell>
          <table:table-cell office:value-type="float" office:value="0.307455" calcext:value-type="float">
            <text:p>0.31</text:p>
          </table:table-cell>
          <table:table-cell office:value-type="float" office:value="0.00458823" calcext:value-type="float">
            <text:p>0.0046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office:value-type="float" office:value="13.0706" calcext:value-type="float">
            <text:p>13.1</text:p>
          </table:table-cell>
          <table:table-cell office:value-type="float" office:value="0.334964" calcext:value-type="float">
            <text:p>0.33</text:p>
          </table:table-cell>
          <table:table-cell office:value-type="float" office:value="0.000094935" calcext:value-type="float">
            <text:p>0.0001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office:value-type="float" office:value="0.740202" calcext:value-type="float">
            <text:p>0.7</text:p>
          </table:table-cell>
          <table:table-cell office:value-type="float" office:value="0.57008" calcext:value-type="float">
            <text:p>0.57</text:p>
          </table:table-cell>
          <table:table-cell office:value-type="float" office:value="0.0173141" calcext:value-type="float">
            <text:p>0.0173</text:p>
          </table:table-cell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office:value-type="float" office:value="21.1641" calcext:value-type="float">
            <text:p>21.2</text:p>
          </table:table-cell>
          <table:table-cell office:value-type="float" office:value="0.347238" calcext:value-type="float">
            <text:p>0.35</text:p>
          </table:table-cell>
          <table:table-cell office:value-type="float" office:value="0.000389081" calcext:value-type="float">
            <text:p>0.0004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office:value-type="float" office:value="1.53435" calcext:value-type="float">
            <text:p>1.5</text:p>
          </table:table-cell>
          <table:table-cell office:value-type="float" office:value="0.590519" calcext:value-type="float">
            <text:p>0.59</text:p>
          </table:table-cell>
          <table:table-cell office:value-type="float" office:value="0.0180298" calcext:value-type="float">
            <text:p>0.0180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office:value-type="float" office:value="22.0728" calcext:value-type="float">
            <text:p>22.1</text:p>
          </table:table-cell>
          <table:table-cell office:value-type="float" office:value="0.353711" calcext:value-type="float">
            <text:p>0.35</text:p>
          </table:table-cell>
          <table:table-cell office:value-type="float" office:value="0.00321281" calcext:value-type="float">
            <text:p>0.0032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office:value-type="float" office:value="23.6141" calcext:value-type="float">
            <text:p>23.6</text:p>
          </table:table-cell>
          <table:table-cell office:value-type="float" office:value="0.352628" calcext:value-type="float">
            <text:p>0.35</text:p>
          </table:table-cell>
          <table:table-cell office:value-type="float" office:value="0.00382016" calcext:value-type="float">
            <text:p>0.0038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office:value-type="float" office:value="4.5129" calcext:value-type="float">
            <text:p>4.5</text:p>
          </table:table-cell>
          <table:table-cell office:value-type="float" office:value="0.507217" calcext:value-type="float">
            <text:p>0.51</text:p>
          </table:table-cell>
          <table:table-cell office:value-type="float" office:value="0.0356049" calcext:value-type="float">
            <text:p>0.0356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office:value-type="float" office:value="24.12" calcext:value-type="float">
            <text:p>24.1</text:p>
          </table:table-cell>
          <table:table-cell office:value-type="float" office:value="0.337792" calcext:value-type="float">
            <text:p>0.34</text:p>
          </table:table-cell>
          <table:table-cell office:value-type="float" office:value="0.0023926" calcext:value-type="float">
            <text:p>0.0024</text:p>
          </table:table-cell>
        </table:table-row>
        <table:table-row table:style-name="ro1">
          <table:table-cell office:value-type="string" calcext:value-type="string">
            <text:p>model071</text:p>
          </table:table-cell>
          <table:table-cell office:value-type="float" office:value="7.02347" calcext:value-type="float">
            <text:p>7.0</text:p>
          </table:table-cell>
          <table:table-cell office:value-type="float" office:value="2.28498" calcext:value-type="float">
            <text:p>2.3</text:p>
          </table:table-cell>
          <table:table-cell office:value-type="float" office:value="11" calcext:value-type="float">
            <text:p>11</text:p>
          </table:table-cell>
          <table:table-cell office:value-type="float" office:value="-0.406994" calcext:value-type="float">
            <text:p>-0.4</text:p>
          </table:table-cell>
          <table:table-cell office:value-type="float" office:value="-0.064745" calcext:value-type="float">
            <text:p>-0.1</text:p>
          </table:table-cell>
          <table:table-cell office:value-type="float" office:value="-3.41516" calcext:value-type="float">
            <text:p>-3.4</text:p>
          </table:table-cell>
          <table:table-cell office:value-type="float" office:value="6.04957" calcext:value-type="float">
            <text:p>6.0</text:p>
          </table:table-cell>
          <table:table-cell office:value-type="float" office:value="0.583545" calcext:value-type="float">
            <text:p>0.58</text:p>
          </table:table-cell>
          <table:table-cell office:value-type="float" office:value="0.000302261" calcext:value-type="float">
            <text:p>0.0003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office:value-type="float" office:value="18.2495" calcext:value-type="float">
            <text:p>18.2</text:p>
          </table:table-cell>
          <table:table-cell office:value-type="float" office:value="0.315902" calcext:value-type="float">
            <text:p>0.32</text:p>
          </table:table-cell>
          <table:table-cell office:value-type="float" office:value="0.000736249" calcext:value-type="float">
            <text:p>0.0007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office:value-type="float" office:value="1.1184" calcext:value-type="float">
            <text:p>1.1</text:p>
          </table:table-cell>
          <table:table-cell office:value-type="float" office:value="0.530949" calcext:value-type="float">
            <text:p>0.53</text:p>
          </table:table-cell>
          <table:table-cell office:value-type="float" office:value="0.0377778" calcext:value-type="float">
            <text:p>0.0378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office:value-type="float" office:value="1.18274" calcext:value-type="float">
            <text:p>1.2</text:p>
          </table:table-cell>
          <table:table-cell office:value-type="float" office:value="0.524573" calcext:value-type="float">
            <text:p>0.52</text:p>
          </table:table-cell>
          <table:table-cell office:value-type="float" office:value="0.0395448" calcext:value-type="float">
            <text:p>0.0395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office:value-type="float" office:value="2.37216" calcext:value-type="float">
            <text:p>2.4</text:p>
          </table:table-cell>
          <table:table-cell office:value-type="float" office:value="0.492919" calcext:value-type="float">
            <text:p>0.49</text:p>
          </table:table-cell>
          <table:table-cell office:value-type="float" office:value="0.0334964" calcext:value-type="float">
            <text:p>0.0335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office:value-type="float" office:value="3.45917" calcext:value-type="float">
            <text:p>3.5</text:p>
          </table:table-cell>
          <table:table-cell office:value-type="float" office:value="0.459378" calcext:value-type="float">
            <text:p>0.46</text:p>
          </table:table-cell>
          <table:table-cell office:value-type="float" office:value="0.0115053" calcext:value-type="float">
            <text:p>0.0115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office:value-type="float" office:value="1.8655" calcext:value-type="float">
            <text:p>1.9</text:p>
          </table:table-cell>
          <table:table-cell office:value-type="float" office:value="0.505832" calcext:value-type="float">
            <text:p>0.51</text:p>
          </table:table-cell>
          <table:table-cell office:value-type="float" office:value="0.0374052" calcext:value-type="float">
            <text:p>0.0374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office:value-type="float" office:value="1.02121" calcext:value-type="float">
            <text:p>1.0</text:p>
          </table:table-cell>
          <table:table-cell office:value-type="float" office:value="0.517462" calcext:value-type="float">
            <text:p>0.52</text:p>
          </table:table-cell>
          <table:table-cell office:value-type="float" office:value="0.0414834" calcext:value-type="float">
            <text:p>0.0415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office:value-type="float" office:value="2.49788" calcext:value-type="float">
            <text:p>2.5</text:p>
          </table:table-cell>
          <table:table-cell office:value-type="float" office:value="0.455434" calcext:value-type="float">
            <text:p>0.46</text:p>
          </table:table-cell>
          <table:table-cell office:value-type="float" office:value="0.0123875" calcext:value-type="float">
            <text:p>0.0124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office:value-type="float" office:value="8.32245" calcext:value-type="float">
            <text:p>8.3</text:p>
          </table:table-cell>
          <table:table-cell office:value-type="float" office:value="0.479095" calcext:value-type="float">
            <text:p>0.48</text:p>
          </table:table-cell>
          <table:table-cell office:value-type="float" office:value="0.0287103" calcext:value-type="float">
            <text:p>0.0287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office:value-type="float" office:value="14.1148" calcext:value-type="float">
            <text:p>14.1</text:p>
          </table:table-cell>
          <table:table-cell office:value-type="float" office:value="0.417649" calcext:value-type="float">
            <text:p>0.42</text:p>
          </table:table-cell>
          <table:table-cell office:value-type="float" office:value="0.0251905" calcext:value-type="float">
            <text:p>0.0252</text:p>
          </table:table-cell>
        </table:table-row>
        <table:table-row table:style-name="ro1">
          <table:table-cell office:value-type="string" calcext:value-type="string">
            <text:p>model085</text:p>
          </table:table-cell>
          <table:table-cell office:value-type="float" office:value="12.384" calcext:value-type="float">
            <text:p>12.4</text:p>
          </table:table-cell>
          <table:table-cell office:value-type="float" office:value="2.22374" calcext:value-type="float">
            <text:p>2.2</text:p>
          </table:table-cell>
          <table:table-cell office:value-type="float" office:value="20" calcext:value-type="float">
            <text:p>20</text:p>
          </table:table-cell>
          <table:table-cell office:value-type="float" office:value="-0.511846" calcext:value-type="float">
            <text:p>-0.5</text:p>
          </table:table-cell>
          <table:table-cell office:value-type="float" office:value="0.306299" calcext:value-type="float">
            <text:p>0.3</text:p>
          </table:table-cell>
          <table:table-cell office:value-type="float" office:value="-4.53137" calcext:value-type="float">
            <text:p>-4.5</text:p>
          </table:table-cell>
          <table:table-cell office:value-type="float" office:value="12.2548" calcext:value-type="float">
            <text:p>12.3</text:p>
          </table:table-cell>
          <table:table-cell office:value-type="float" office:value="0.380333" calcext:value-type="float">
            <text:p>0.38</text:p>
          </table:table-cell>
          <table:table-cell office:value-type="float" office:value="0.0135707" calcext:value-type="float">
            <text:p>0.013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office:value-type="float" office:value="10.4892" calcext:value-type="float">
            <text:p>10.5</text:p>
          </table:table-cell>
          <table:table-cell office:value-type="float" office:value="0.353786" calcext:value-type="float">
            <text:p>0.35</text:p>
          </table:table-cell>
          <table:table-cell office:value-type="float" office:value="0.00191661" calcext:value-type="float">
            <text:p>0.0019</text:p>
          </table:table-cell>
        </table:table-row>
        <table:table-row table:style-name="ro1">
          <table:table-cell office:value-type="string" calcext:value-type="string">
            <text:p>model087</text:p>
          </table:table-cell>
          <table:table-cell office:value-type="float" office:value="9.59449" calcext:value-type="float">
            <text:p>9.6</text:p>
          </table:table-cell>
          <table:table-cell office:value-type="float" office:value="2.35058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00221306" calcext:value-type="float">
            <text:p>0.0</text:p>
          </table:table-cell>
          <table:table-cell office:value-type="float" office:value="-0.380135" calcext:value-type="float">
            <text:p>-0.4</text:p>
          </table:table-cell>
          <table:table-cell office:value-type="float" office:value="0.0880659" calcext:value-type="float">
            <text:p>0.1</text:p>
          </table:table-cell>
          <table:table-cell office:value-type="float" office:value="2.88679" calcext:value-type="float">
            <text:p>2.9</text:p>
          </table:table-cell>
          <table:table-cell office:value-type="float" office:value="0.472096" calcext:value-type="float">
            <text:p>0.47</text:p>
          </table:table-cell>
          <table:table-cell office:value-type="float" office:value="0.0187267" calcext:value-type="float">
            <text:p>0.0187</text:p>
          </table:table-cell>
        </table:table-row>
        <table:table-row table:style-name="ro1">
          <table:table-cell office:value-type="string" calcext:value-type="string">
            <text:p>model088</text:p>
          </table:table-cell>
          <table:table-cell office:value-type="float" office:value="10.3694" calcext:value-type="float">
            <text:p>10.4</text:p>
          </table:table-cell>
          <table:table-cell office:value-type="float" office:value="2.45757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.029027" calcext:value-type="float">
            <text:p>0.0</text:p>
          </table:table-cell>
          <table:table-cell office:value-type="float" office:value="-0.352635" calcext:value-type="float">
            <text:p>-0.4</text:p>
          </table:table-cell>
          <table:table-cell office:value-type="float" office:value="0.218492" calcext:value-type="float">
            <text:p>0.2</text:p>
          </table:table-cell>
          <table:table-cell office:value-type="float" office:value="3.20981" calcext:value-type="float">
            <text:p>3.2</text:p>
          </table:table-cell>
          <table:table-cell office:value-type="float" office:value="0.448669" calcext:value-type="float">
            <text:p>0.45</text:p>
          </table:table-cell>
          <table:table-cell office:value-type="float" office:value="0.0233993" calcext:value-type="float">
            <text:p>0.0234</text:p>
          </table:table-cell>
        </table:table-row>
        <table:table-row table:style-name="ro1">
          <table:table-cell office:value-type="string" calcext:value-type="string">
            <text:p>model089</text:p>
          </table:table-cell>
          <table:table-cell office:value-type="float" office:value="15.8303" calcext:value-type="float">
            <text:p>15.8</text:p>
          </table:table-cell>
          <table:table-cell office:value-type="float" office:value="3.09595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273364" calcext:value-type="float">
            <text:p>-0.3</text:p>
          </table:table-cell>
          <table:table-cell office:value-type="float" office:value="0.231408" calcext:value-type="float">
            <text:p>0.2</text:p>
          </table:table-cell>
          <table:table-cell office:value-type="float" office:value="-2.92203" calcext:value-type="float">
            <text:p>-2.9</text:p>
          </table:table-cell>
          <table:table-cell office:value-type="float" office:value="11.5375" calcext:value-type="float">
            <text:p>11.5</text:p>
          </table:table-cell>
          <table:table-cell office:value-type="float" office:value="0.335085" calcext:value-type="float">
            <text:p>0.34</text:p>
          </table:table-cell>
          <table:table-cell office:value-type="float" office:value="0" calcext:value-type="float">
            <text:p>0.0000</text:p>
          </table:table-cell>
        </table:table-row>
        <table:table-row table:style-name="ro1">
          <table:table-cell office:value-type="string" calcext:value-type="string">
            <text:p>model090</text:p>
          </table:table-cell>
          <table:table-cell office:value-type="float" office:value="16.1025" calcext:value-type="float">
            <text:p>16.1</text:p>
          </table:table-cell>
          <table:table-cell office:value-type="float" office:value="2.84006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float" office:value="-0.429136" calcext:value-type="float">
            <text:p>-0.4</text:p>
          </table:table-cell>
          <table:table-cell office:value-type="float" office:value="0.435141" calcext:value-type="float">
            <text:p>0.4</text:p>
          </table:table-cell>
          <table:table-cell office:value-type="float" office:value="-4.62141" calcext:value-type="float">
            <text:p>-4.6</text:p>
          </table:table-cell>
          <table:table-cell office:value-type="float" office:value="15.8038" calcext:value-type="float">
            <text:p>15.8</text:p>
          </table:table-cell>
          <table:table-cell office:value-type="float" office:value="0.324604" calcext:value-type="float">
            <text:p>0.32</text:p>
          </table:table-cell>
          <table:table-cell office:value-type="float" office:value="0.000216102" calcext:value-type="float">
            <text:p>0.0002</text:p>
          </table:table-cell>
        </table:table-row>
        <table:table-row table:style-name="ro1" table:number-rows-repeated="104852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  <table:database-ranges>
        <table:database-range table:name="__Anonymous_Sheet_DB__0" table:target-range-address="model_table.A1:model_table.R72" table:display-filter-buttons="true">
          <table:sort>
            <table:sort-by table:field-number="12" table:data-type="automatic"/>
          </table:sort>
        </table:database-range>
        <table:database-range table:name="__Anonymous_Sheet_DB__1" table:target-range-address="model_statistics.A1:model_statistics.J54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7">
      <number:number number:decimal-places="4" number:min-decimal-places="4" number:min-integer-digits="1" number:grouping="true"/>
    </number:number-style>
    <number:number-style style:name="N136">
      <number:number number:decimal-places="1" number:min-decimal-places="1" number:min-integer-digits="1" number:grouping="true"/>
    </number:number-style>
    <number:number-style style:name="N135">
      <number:number number:decimal-places="8" number:min-decimal-places="8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33">
      <number:number number:decimal-places="10" number:min-decimal-places="10" number:min-integer-digits="1"/>
    </number:number-style>
    <number:number-style style:name="N132">
      <number:number number:decimal-places="11" number:min-decimal-places="11" number:min-integer-digits="1"/>
    </number:number-style>
    <number:number-style style:name="N131">
      <number:number number:decimal-places="12" number:min-decimal-places="12" number:min-integer-digits="1"/>
    </number:number-style>
    <number:number-style style:name="N130">
      <number:number number:decimal-places="13" number:min-decimal-places="13" number:min-integer-digits="1"/>
    </number:number-style>
    <number:number-style style:name="N129">
      <number:number number:decimal-places="14" number:min-decimal-places="14" number:min-integer-digits="1"/>
    </number:number-style>
    <number:number-style style:name="N128">
      <number:number number:decimal-places="15" number:min-decimal-places="15" number:min-integer-digits="1"/>
    </number:number-style>
    <number:number-style style:name="N127">
      <number:number number:decimal-places="3" number:min-decimal-places="3" number:min-integer-digits="1" number:grouping="true"/>
    </number:number-style>
    <number:number-style style:name="N126">
      <number:number number:decimal-places="3" number:min-decimal-places="3" number:min-integer-digits="1"/>
    </number:number-style>
    <number:number-style style:name="N125">
      <number:number number:decimal-places="1" number:min-decimal-places="1" number:min-integer-digits="1"/>
    </number:number-style>
    <number:number-style style:name="N124">
      <number:number number:decimal-places="5" number:min-decimal-places="5" number:min-integer-digits="1"/>
    </number:number-style>
    <number:number-style style:name="N123">
      <number:number number:decimal-places="4" number:min-decimal-places="4" number:min-integer-digits="1"/>
    </number:number-style>
    <number:number-style style:name="N122">
      <number:number number:decimal-places="7" number:min-decimal-places="7" number:min-integer-digits="1"/>
    </number:number-style>
    <number:number-style style:name="N121">
      <number:number number:decimal-places="6" number:min-decimal-places="6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4-03-25T16:33:52.122133523</dc:date>
    <meta:editing-duration>PT14H22M43S</meta:editing-duration>
    <meta:editing-cycles>64</meta:editing-cycles>
    <meta:generator>LibreOffice/7.3.7.2$Linux_X86_64 LibreOffice_project/30$Build-2</meta:generator>
    <meta:document-statistic meta:table-count="2" meta:cell-count="1839" meta:object-count="0"/>
  </office:meta>
</office:document-meta>
</file>